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06in"/>
    </style:style>
    <style:style style:name="Table1.B" style:family="table-column">
      <style:table-column-properties style:column-width="1.7313in"/>
    </style:style>
    <style:style style:name="Table1.D"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0729in"/>
    </style:style>
    <style:style style:name="Table2.B" style:family="table-column">
      <style:table-column-properties style:column-width="1.9583in"/>
    </style:style>
    <style:style style:name="Table2.C" style:family="table-column">
      <style:table-column-properties style:column-width="1.3333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313in"/>
    </style:style>
    <style:style style:name="Table3.D" style:family="table-column">
      <style:table-column-properties style:column-width="1.73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skCreation" style:family="table">
      <style:table-properties style:width="6.9271in" fo:margin-left="0in" table:align="left"/>
    </style:style>
    <style:style style:name="TaskCreation.A" style:family="table-column">
      <style:table-column-properties style:column-width="1.7306in"/>
    </style:style>
    <style:style style:name="TaskCreation.B" style:family="table-column">
      <style:table-column-properties style:column-width="1.7313in"/>
    </style:style>
    <style:style style:name="TaskCreation.D" style:family="table-column">
      <style:table-column-properties style:column-width="1.734in"/>
    </style:style>
    <style:style style:name="TaskCreation.A1" style:family="table-cell">
      <style:table-cell-properties fo:padding="0.0382in" fo:border-left="0.05pt solid #000000" fo:border-right="none" fo:border-top="0.05pt solid #000000" fo:border-bottom="0.05pt solid #000000"/>
    </style:style>
    <style:style style:name="TaskCreation.D1" style:family="table-cell">
      <style:table-cell-properties fo:padding="0.0382in" fo:border="0.05pt solid #000000"/>
    </style:style>
    <style:style style:name="TaskCreation.A2" style:family="table-cell">
      <style:table-cell-properties fo:padding="0.0382in" fo:border-left="0.05pt solid #000000" fo:border-right="none" fo:border-top="none" fo:border-bottom="0.05pt solid #000000"/>
    </style:style>
    <style:style style:name="TaskCreation.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officeooo:paragraph-rsid="00150efe"/>
    </style:style>
    <style:style style:name="P4" style:family="paragraph" style:parent-style-name="Table_20_Contents">
      <style:paragraph-properties fo:text-align="center" style:justify-single-word="false"/>
      <style:text-properties officeooo:paragraph-rsid="001728a5"/>
    </style:style>
    <style:style style:name="P5" style:family="paragraph" style:parent-style-name="Table_20_Contents">
      <style:paragraph-properties fo:text-align="center" style:justify-single-word="false"/>
      <style:text-properties officeooo:paragraph-rsid="0017f6b4"/>
    </style:style>
    <style:style style:name="P6" style:family="paragraph" style:parent-style-name="Table_20_Contents">
      <style:paragraph-properties fo:text-align="center" style:justify-single-word="false"/>
      <style:text-properties officeooo:paragraph-rsid="001afc7c"/>
    </style:style>
    <style:style style:name="P7" style:family="paragraph" style:parent-style-name="Table_20_Contents">
      <style:paragraph-properties fo:text-align="center" style:justify-single-word="false"/>
      <style:text-properties officeooo:rsid="00150efe" officeooo:paragraph-rsid="00150efe"/>
    </style:style>
    <style:style style:name="P8" style:family="paragraph" style:parent-style-name="Table_20_Contents">
      <style:paragraph-properties fo:text-align="center" style:justify-single-word="false"/>
      <style:text-properties officeooo:rsid="00150efe" officeooo:paragraph-rsid="0017f6b4"/>
    </style:style>
    <style:style style:name="P9" style:family="paragraph" style:parent-style-name="Table_20_Contents">
      <style:paragraph-properties fo:text-align="center" style:justify-single-word="false"/>
      <style:text-properties officeooo:rsid="001728a5" officeooo:paragraph-rsid="001728a5"/>
    </style:style>
    <style:style style:name="P10" style:family="paragraph" style:parent-style-name="Table_20_Contents">
      <style:paragraph-properties fo:text-align="center" style:justify-single-word="false"/>
      <style:text-properties officeooo:rsid="00178bca" officeooo:paragraph-rsid="00178bca"/>
    </style:style>
    <style:style style:name="P11" style:family="paragraph" style:parent-style-name="Table_20_Contents">
      <style:paragraph-properties fo:text-align="center" style:justify-single-word="false"/>
      <style:text-properties officeooo:rsid="0019d9b4" officeooo:paragraph-rsid="0019d9b4"/>
    </style:style>
    <style:style style:name="P12" style:family="paragraph" style:parent-style-name="Footer">
      <style:text-properties officeooo:paragraph-rsid="001d7c9b"/>
    </style:style>
    <style:style style:name="P13" style:family="paragraph" style:parent-style-name="Standard" style:list-style-name="L1"/>
    <style:style style:name="P14" style:family="paragraph" style:parent-style-name="Standard" style:list-style-name="L1">
      <style:text-properties officeooo:paragraph-rsid="00131c52"/>
    </style:style>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text-properties fo:font-variant="small-caps" fo:font-size="16pt" style:text-underline-style="solid" style:text-underline-width="auto" style:text-underline-color="font-color" fo:font-weight="bold" officeooo:paragraph-rsid="001d7c9b" style:font-size-asian="16pt" style:font-weight-asian="bold" style:font-size-complex="16pt" style:font-weight-complex="bold"/>
    </style:style>
    <style:style style:name="P18" style:family="paragraph" style:parent-style-name="Standard">
      <style:text-properties officeooo:paragraph-rsid="00131c52"/>
    </style:style>
    <style:style style:name="P19" style:family="paragraph" style:parent-style-name="Standard">
      <style:paragraph-properties fo:text-align="center" style:justify-single-word="false"/>
      <style:text-properties fo:font-size="16pt" style:font-size-asian="16pt" style:font-size-complex="16pt"/>
    </style:style>
    <style:style style:name="P20" style:family="paragraph" style:parent-style-name="Standard">
      <style:text-properties officeooo:paragraph-rsid="00150efe"/>
    </style:style>
    <style:style style:name="P21" style:family="paragraph" style:parent-style-name="Standard">
      <style:text-properties officeooo:paragraph-rsid="00158876"/>
    </style:style>
    <style:style style:name="P22" style:family="paragraph" style:parent-style-name="Standard">
      <style:text-properties officeooo:paragraph-rsid="001605de"/>
    </style:style>
    <style:style style:name="P23" style:family="paragraph" style:parent-style-name="Standard">
      <style:text-properties officeooo:paragraph-rsid="001728a5"/>
    </style:style>
    <style:style style:name="P24" style:family="paragraph" style:parent-style-name="Standard">
      <style:text-properties fo:font-size="7pt" officeooo:paragraph-rsid="001728a5" style:font-size-asian="7pt" style:font-size-complex="7pt"/>
    </style:style>
    <style:style style:name="P25" style:family="paragraph" style:parent-style-name="Standard">
      <style:text-properties officeooo:rsid="0017bc85" officeooo:paragraph-rsid="0017bc85"/>
    </style:style>
    <style:style style:name="P26" style:family="paragraph" style:parent-style-name="Standard">
      <style:text-properties officeooo:paragraph-rsid="0017bc85"/>
    </style:style>
    <style:style style:name="P27" style:family="paragraph" style:parent-style-name="Standard">
      <style:text-properties officeooo:paragraph-rsid="0017f6b4"/>
    </style:style>
    <style:style style:name="P28" style:family="paragraph" style:parent-style-name="Standard">
      <style:text-properties officeooo:paragraph-rsid="001afc7c"/>
    </style:style>
    <style:style style:name="P29" style:family="paragraph" style:parent-style-name="Standard">
      <style:text-properties fo:font-variant="normal" fo:text-transform="none" fo:font-size="12pt" fo:font-weight="normal" officeooo:paragraph-rsid="001afc7c" style:font-size-asian="12pt" style:font-weight-asian="normal" style:font-size-complex="12pt" style:font-weight-complex="normal"/>
    </style:style>
    <style:style style:name="P30" style:family="paragraph" style:parent-style-name="Standard">
      <style:paragraph-properties fo:break-before="page"/>
      <style:text-properties fo:font-variant="small-caps"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Standard">
      <style:paragraph-properties fo:break-before="page"/>
      <style:text-properties officeooo:paragraph-rsid="001728a5"/>
    </style:style>
    <style:style style:name="P32" style:family="paragraph" style:parent-style-name="Standard" style:list-style-name="L1">
      <style:paragraph-properties fo:margin-left="0.9846in" fo:margin-right="0in" fo:text-indent="-0.25in" style:auto-text-indent="false"/>
    </style:style>
    <style:style style:name="T1" style:family="text">
      <style:text-properties fo:font-weight="bold" style:font-weight-asian="bold" style:font-weight-complex="bold"/>
    </style:style>
    <style:style style:name="T2" style:family="text">
      <style:text-properties fo:font-variant="small-caps"/>
    </style:style>
    <style:style style:name="T3" style:family="text">
      <style:text-properties fo:font-variant="small-caps" fo:font-size="14pt" fo:font-weight="bold" style:font-size-asian="14pt" style:font-weight-asian="bold" style:font-size-complex="14pt" style:font-weight-complex="bold"/>
    </style:style>
    <style:style style:name="T4" style:family="text">
      <style:text-properties fo:font-variant="small-caps" fo:font-size="14pt" fo:font-weight="bold" officeooo:rsid="00150efe" style:font-size-asian="14pt" style:font-weight-asian="bold" style:font-size-complex="14pt" style:font-weight-complex="bold"/>
    </style:style>
    <style:style style:name="T5" style:family="text">
      <style:text-properties fo:font-variant="small-caps" fo:font-size="14pt" fo:font-weight="bold" officeooo:rsid="0017bc85" style:font-size-asian="14pt" style:font-weight-asian="bold" style:font-size-complex="14pt" style:font-weight-complex="bold"/>
    </style:style>
    <style:style style:name="T6" style:family="text">
      <style:text-properties fo:font-variant="small-caps" fo:font-size="14pt" fo:font-weight="bold" officeooo:rsid="001afc7c" style:font-size-asian="14pt" style:font-weight-asian="bold" style:font-size-complex="14pt" style:font-weight-complex="bold"/>
    </style:style>
    <style:style style:name="T7" style:family="text">
      <style:text-properties officeooo:rsid="00131c52"/>
    </style:style>
    <style:style style:name="T8" style:family="text">
      <style:text-properties officeooo:rsid="00150efe"/>
    </style:style>
    <style:style style:name="T9" style:family="text">
      <style:text-properties officeooo:rsid="00158876"/>
    </style:style>
    <style:style style:name="T10" style:family="text">
      <style:text-properties officeooo:rsid="001728a5"/>
    </style:style>
    <style:style style:name="T11" style:family="text">
      <style:text-properties fo:font-size="6pt" style:font-size-asian="6pt" style:font-size-complex="6pt"/>
    </style:style>
    <style:style style:name="T12" style:family="text">
      <style:text-properties officeooo:rsid="00178bca"/>
    </style:style>
    <style:style style:name="T13" style:family="text">
      <style:text-properties officeooo:rsid="0017bc85"/>
    </style:style>
    <style:style style:name="T14" style:family="text">
      <style:text-properties officeooo:rsid="0017f6b4"/>
    </style:style>
    <style:style style:name="T15" style:family="text">
      <style:text-properties officeooo:rsid="0019d9b4"/>
    </style:style>
    <style:style style:name="T16" style:family="text">
      <style:text-properties officeooo:rsid="001afc7c"/>
    </style:style>
    <style:style style:name="T17" style:family="text">
      <style:text-properties officeooo:rsid="001cf953"/>
    </style:style>
    <style:style style:name="T18" style:family="text">
      <style:text-properties officeooo:rsid="001d7c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CSE 221: System Measurement Project</text:p>
      <text:p text:style-name="P2">Winter 2014 – Volker</text:p>
      <text:p text:style-name="P2">Andreas Prodromou and Samuel Wasmundt</text:p>
      <text:p text:style-name="P2">(A53049230) , (A53053728)</text:p>
      <text:p text:style-name="P30">Introduction</text:p>
      <text:p text:style-name="Standard"><text:tab/>Performance measurements are a critical analysis tool used to determine the effectiveness of the state-of-the-art technologies. This analysis can be done in many different ways, however one very important thing to take into consideration when designing these measuring tools is the overhead of the measuring code itself. To that effect we looked at experiments to better understand how the overhead associated with basic pieces of code can effect the overall measurements taken. The initial experiments <text:s/>conducted target the CPU, Scheduling, and OS Services. Specifically we looked at the following 5 overheads: time measurement, loop, procedure call, system call, task creation, and context switch. </text:p>
      <text:p text:style-name="Standard"><text:tab/></text:p>
      <text:p text:style-name="Standard"><text:tab/>After determining the overheads associated with basic operations, we looked into measurements analyzing the memory and network components of our machine. For memory we looked into measurements to get the RAM access time, RAM bandwidth, and page fault service time. <text:s/>Additionally, for the network we looked at the round trip time, peak bandwidth, and connection overhead. Specifics about these tests, our estimations, what we compared them against, and actual results will be in the following sections. Finally, we will look at the file system and various operations such as: file read time, remote file read time, contention, and size of file cache.</text:p>
      <text:p text:style-name="Standard"/>
      <text:p text:style-name="Standard"><text:tab/>A quick note on the distribution of the work. We share an office, and as a result have worked in tandem on the entire project. If one person had a primary lead on one of the experiments, then the other was the primary code reviewer. As a result, we were both heavily involved in all experiments. The initial tests were jointly completed. The RAM experiments were headed by Samuel and the network experiments by Andreas. We will jointly tackle the file system experiments. </text:p>
      <text:p text:style-name="Standard"/>
      <text:p text:style-name="Standard"><text:tab/>The system we ran our tests on was a small server box with the following system specifications. <text:span text:style-name="T8">Most information was obtained straight from the console using /proc/cpu.info and sudo lshdw, other information was also taken straight from the CPU manufacturer's page at intel.com. </text:span></text:p>
      <text:list xml:id="list6716010789794533145" text:style-name="L1">
        <text:list-item>
          <text:p text:style-name="P15">Processor</text:p>
          <text:list>
            <text:list-item>
              <text:p text:style-name="P13"><text:s/>Intel(R) Core(TM) i7-3770K CPU @ 3.50GHz. </text:p>
              <text:list>
                <text:list-item>
                  <text:p text:style-name="P13">L1 cache: 64 KB (32 KB Instruction cache &amp;&amp; 32 KB Data cache). </text:p>
                  <text:list>
                    <text:list-item>
                      <text:p text:style-name="P13">Write Through, 16-way Set-associative</text:p>
                    </text:list-item>
                  </text:list>
                </text:list-item>
                <text:list-item>
                  <text:p text:style-name="P13">L2 cache: 256 KB (per core). </text:p>
                  <text:list>
                    <text:list-item>
                      <text:p text:style-name="P13">Write Through, 16-way Set-associative</text:p>
                    </text:list-item>
                  </text:list>
                </text:list-item>
                <text:list-item>
                  <text:p text:style-name="P13">L3 cache: 8 MB.</text:p>
                  <text:list>
                    <text:list-item>
                      <text:p text:style-name="P13">Write Back</text:p>
                    </text:list-item>
                  </text:list>
                </text:list-item>
              </text:list>
            </text:list-item>
          </text:list>
        </text:list-item>
        <text:list-item>
          <text:p text:style-name="P13"><text:span text:style-name="T1">Memory</text:span> <text:span text:style-name="T1">Bus</text:span></text:p>
          <text:list>
            <text:list-item>
              <text:p text:style-name="P13">DDR3-1333/1600 (machines RAM – 1333 MHz)</text:p>
            </text:list-item>
            <text:list-item>
              <text:p text:style-name="P13">Channels: 2</text:p>
            </text:list-item>
            <text:list-item>
              <text:p text:style-name="P13">Width: 64 bits</text:p>
            </text:list-item>
            <text:list-item>
              <text:p text:style-name="P13">Max Memory Bandwidth: 25.6 GB/s</text:p>
            </text:list-item>
          </text:list>
        </text:list-item>
        <text:list-item>
          <text:p text:style-name="P13"><text:span text:style-name="T1">RAM</text:span> <text:span text:style-name="T1">Size</text:span></text:p>
          <text:list>
            <text:list-item>
              <text:p text:style-name="P13">Max Memory Size: 32 Gbs </text:p>
            </text:list-item>
            <text:list-item>
              <text:p text:style-name="P13">Actual Size: <text:s/>32 GB (4x8 GB)</text:p>
            </text:list-item>
          </text:list>
        </text:list-item>
        <text:list-item>
          <text:p text:style-name="P13"><text:span text:style-name="T1">I/O</text:span> <text:span text:style-name="T1">Bus</text:span></text:p>
          <text:list>
            <text:list-item>
              <text:p text:style-name="P13">Socket: LGA 1155</text:p>
            </text:list-item>
            <text:list-item>
              <text:p text:style-name="P13">20 Gb/s DMI 2.0 with x4 link</text:p>
            </text:list-item>
            <text:list-item>
              <text:p text:style-name="P13"><text:soft-page-break/>PCI Express 3.0</text:p>
            </text:list-item>
            <text:list-item>
              <text:p text:style-name="P14">Xeon E3-1200 v2/3rd Gen Core processor DRAM Controller </text:p>
            </text:list-item>
          </text:list>
        </text:list-item>
        <text:list-item>
          <text:p text:style-name="P14"><text:span text:style-name="T1">Disk</text:span></text:p>
          <text:list>
            <text:list-item>
              <text:p text:style-name="P13">Western Digital WD10EZEX (x2 in RAID 0)</text:p>
              <text:list>
                <text:list-item>
                  <text:p text:style-name="P13">Capacity: 1TB</text:p>
                </text:list-item>
                <text:list-item>
                  <text:p text:style-name="P13">RPM: 7200 RPM</text:p>
                </text:list-item>
                <text:list-item>
                  <text:p text:style-name="P13">64 MB Cache</text:p>
                </text:list-item>
                <text:list-item>
                  <text:p text:style-name="P13">SATA 6.0 Gb/s</text:p>
                </text:list-item>
              </text:list>
            </text:list-item>
            <text:list-item>
              <text:p text:style-name="P13">SATA controller : 6 Series/C200 Series Chipset Family SATA AHCI Controller </text:p>
              <text:list>
                <text:list-item>
                  <text:p text:style-name="P13">vendor: Intel Corporation </text:p>
                </text:list-item>
                <text:list-item>
                  <text:p text:style-name="P13">width: 32 bits </text:p>
                </text:list-item>
                <text:list-item>
                  <text:p text:style-name="P13">clock: 66MHz </text:p>
                </text:list-item>
                <text:list-item>
                  <text:p text:style-name="P13">capabilities: storage ahci_1.0 bus_master cap_list </text:p>
                </text:list-item>
                <text:list-item>
                  <text:p text:style-name="P13">configuration: driver=ahci latency=0 </text:p>
                </text:list-item>
              </text:list>
            </text:list-item>
          </text:list>
        </text:list-item>
        <text:list-item>
          <text:p text:style-name="P15">Network</text:p>
          <text:list>
            <text:list-item>
              <text:p text:style-name="P13">Controller: RTL8111/8168/8411 PCI Express Gigabit Ethernet Controller </text:p>
              <text:list>
                <text:list-item>
                  <text:p text:style-name="P13">Vendor: Realtek Semiconductor Co., Ltd. </text:p>
                </text:list-item>
                <text:list-item>
                  <text:p text:style-name="P13">Size/Capacity: 1Gbit/s </text:p>
                </text:list-item>
                <text:list-item>
                  <text:p text:style-name="P13">Width: 64 bits </text:p>
                </text:list-item>
                <text:list-item>
                  <text:p text:style-name="P13">Clock: 33MHz </text:p>
                </text:list-item>
                <text:list-item>
                  <text:p text:style-name="P13">Capabilities: bus_master cap_list ethernet physical tp mii 10bt 10bt-fd 100bt 100bt-fd 1000bt 1000bt-fd autonegotiation </text:p>
                </text:list-item>
                <text:list-item>
                  <text:p text:style-name="P32">Configuration: autonegotiation=on broadcast=yes driver=r8169 driverversion=2.3LK-NAPI duplex=full firmware=rtl8168e-3_0.0.4 03/27/12 ip=132.239.95.65 latency=0 link=yes multicast=yes port=MII speed=1Gbit/s </text:p>
                </text:list-item>
              </text:list>
            </text:list-item>
          </text:list>
        </text:list-item>
        <text:list-item>
          <text:p text:style-name="P15">Operating System</text:p>
          <text:list>
            <text:list-item>
              <text:p text:style-name="P16">Platform: Linux</text:p>
            </text:list-item>
            <text:list-item>
              <text:p text:style-name="P16">Distro: Ubuntu</text:p>
            </text:list-item>
            <text:list-item>
              <text:p text:style-name="P16">Release: 12.04.4 LTS</text:p>
            </text:list-item>
            <text:list-item>
              <text:p text:style-name="P16">Codename: precise</text:p>
              <text:p text:style-name="P16"/>
            </text:list-item>
          </text:list>
        </text:list-item>
      </text:list>
      <text:p text:style-name="P17">CPU, Scheduling, and OS Service</text:p>
      <text:p text:style-name="Standard"><text:tab/>The methodology we used for these tests was a bit of a hierarchical one. The operations done in this section gradually increase in complexity, and the initial measurements are used to measure the later ones. The first task was to get accurate information on the measurement overhead. <text:span text:style-name="T9">In order to guarantee the code we wrote was the code that was actually run, and thus measured, we disabled all optimizations. This was necessary because we will run loops which have no useful instructions, but are required to determine the overhead associated with a loop. We do NOT want these optimized away.</text:span></text:p>
      <text:p text:style-name="Standard"/>
      <text:p text:style-name="Standard"><text:tab/>As an attempt discover any outliers within the data, we ran each experiment 100 times. We then averaged these results. Further, we calculated the standard deviation to further illustrate the reproducibility of our metrics. Continuing along those lines, we executed with Dynamic Voltage Scaling (DVS) turned off, specifically we set the frequency to be locked at 3.5 GHz using the CPU frequency <text:span text:style-name="T17">scaling</text:span> indicator app provided by the Ubuntu Software Center. Additionally, we ran each <text:soft-page-break/>experiment on a single core, selecting thread 7 by using “taskset -c 7 &lt;executable&gt; &lt;arguments&gt;”. We chose thread 7 since thread 0 had a lot of load variation due to system processes being run on it. In the rare case that we did see outliers, 2/100 test runs in the process creation test which had a 200% increase in creation time, were simply rerun for accuracy. Clear outliers were then discarded. </text:p>
      <text:p text:style-name="Standard"><text:span text:style-name="T3"/></text:p>
      <text:p text:style-name="Standard"><text:span text:style-name="T3">Measurement </text:span><text:span text:style-name="T4">O</text:span><text:span text:style-name="T3">verhead</text:span><text:span text:style-name="T2"><text:tab/></text:span></text:p>
      <text:p text:style-name="Standard"><text:tab/>To isolate the overhead associated with reading time, the simplest of benchmarks was created. When measuring the time of the code block of interest we use assembly inline instructions to read the rdtsc register. This function, getticks(), was coded after referencing a forum posting on StackOverflow.com. By having two function calls to getticks() in a row we are able to get the time reported by the first call, however this does not tell us any information because we have no reference point. By placing the second getticks() call immediately after the first, we are able to determine the overhead associated with the second call to getticks() relative to the first call. Thus, by subtracting the second call from the first we are able to directly calculate the overhead associated with calling a single call to getticks(). To produce a more accurate result we instantiate the timers before calling the function calls to avoid any cache interactions that may skew the results. </text:p>
      <text:p text:style-name="Standard"/>
      <text:p text:style-name="Standard"><text:tab/>We predicted the inline assembly instructions to only take a couple of cycles to read the rdtsc register, note there is no overhead associated with calling the “function” because it is an inline'd call! This is then followed by a 32 bit shift to make sense of the assembly call, which should take 50-100 cycles if done sequentially in a vonNeuman style. This overhead is then coupled with the delay to actually schedule and commit the assembly code, which could range from 25-50 cycles, so we estimate an overall overhead in the range of 100-200 cycles. </text:p>
      <text:p text:style-name="Standard"/>
      <text:p text:style-name="Standard"><text:tab/>The measured overhead is 312 cycles. This is fairly close to our estimation of the overhead, we suspect the rdtsc register may require a privileged mode and as a result additional cycles may be lost to kernel code needing to be run. <text:span text:style-name="T8">The following table represents our measurements. </text:span></text:p>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Task</text:p>
          </table:table-cell>
          <table:table-cell table:style-name="Table1.A1" office:value-type="string">
            <text:p text:style-name="P3">Time (microseconds)</text:p>
          </table:table-cell>
          <table:table-cell table:style-name="Table1.A1" office:value-type="string">
            <text:p text:style-name="P3">Time (cycles)</text:p>
          </table:table-cell>
          <table:table-cell table:style-name="Table1.D1" office:value-type="string">
            <text:p text:style-name="P3">Standard Deviation</text:p>
          </table:table-cell>
        </table:table-row>
        <table:table-row>
          <table:table-cell table:style-name="Table1.A2" office:value-type="string">
            <text:p text:style-name="P7">Reading Time</text:p>
          </table:table-cell>
          <table:table-cell table:style-name="Table1.A2" office:value-type="string">
            <text:p text:style-name="P3">.<text:span text:style-name="T8">089</text:span></text:p>
          </table:table-cell>
          <table:table-cell table:style-name="Table1.A2" office:value-type="string">
            <text:p text:style-name="P7">312.33</text:p>
          </table:table-cell>
          <table:table-cell table:style-name="Table1.D2" office:value-type="string">
            <text:p text:style-name="P3">.<text:span text:style-name="T8">00426</text:span></text:p>
          </table:table-cell>
        </table:table-row>
        <table:table-row>
          <table:table-cell table:style-name="Table1.A2" office:value-type="string">
            <text:p text:style-name="P7">Loop Overhead</text:p>
          </table:table-cell>
          <table:table-cell table:style-name="Table1.A2" office:value-type="string">
            <text:p text:style-name="P3">.<text:span text:style-name="T8">001857</text:span></text:p>
          </table:table-cell>
          <table:table-cell table:style-name="Table1.A2" office:value-type="string">
            <text:p text:style-name="P7">6.5</text:p>
          </table:table-cell>
          <table:table-cell table:style-name="Table1.D2" office:value-type="string">
            <text:p text:style-name="P7">6.05 <text:span text:style-name="T18">E-6</text:span></text:p>
          </table:table-cell>
        </table:table-row>
      </table:table>
      <text:p text:style-name="P20"/>
      <text:p text:style-name="P20"><text:tab/><text:span text:style-name="T7">To measure the overhead with loops we build upon the knowledge of the timer from above. By wrapping a 'for' loop which does nothing (inner portion of loop is simply an empty instruction) we are able to determine the overhead we incur for running a loop! We predict the loop overhead to be fairly minimal; after all, if it wasn't loops would not be so heavily used because they would be prohibitively expensive to do so. </text:span></text:p>
      <text:p text:style-name="P20"><text:span text:style-name="T7"><text:tab/></text:span></text:p>
      <text:p text:style-name="P20"><text:span text:style-name="T7"><text:tab/>When analyzing how a loop is broken into assembly, we note that there is a jump instruction incurred at the end of every loop iteration, minus the last one. Additionally, there is an increment instruction followed with a comparison at the beginning of every loop iteration. So we estimate that the loop overhead will be 3-5 cycles. The preceding table highlights the overheads we examined. The 6.5 cycles is indeed close to what we expected.</text:span></text:p>
      <text:p text:style-name="P23"><text:s/></text:p>
      <text:p text:style-name="P31"/>
      <text:p text:style-name="P23"><text:span text:style-name="T4">Procedure Call</text:span><text:span text:style-name="T2"><text:tab/></text:span></text:p>
      <text:p text:style-name="P21"><text:span text:style-name="T7"><text:tab/>Another very common section of code within a program is a function, or a procedure, call. These will vary greatly both in the number of arguments passed to the call as well as the type of arguments that are being passed in. To capture this relationship we measured 16 different procedure calls with varying parameter types and total parameters. We performed 8 procedure calls with varying number of parameters passed but all of floating point types. Similarly, we again varied the number of parameters passed in to 8 procedure calls, but this time with double precision floating point parameters being passed. To isolate the overhead from the procedure call itself the block of code executed is nothing. The procedure call simply returns doing no work. </text:span></text:p>
      <text:p text:style-name="P22"><text:tab/></text:p>
      <text:p text:style-name="P22"><text:span text:style-name="T9"><text:tab/>When a procedure call is translated into assembly by the compiler it will consist of a jump instruction that will push its return address onto the stack. Additionally, any parameters that are being passed into the call will also get pushed onto the stack accordingly. Thus, we expect that as the number of parameters passed into the procedure call increased the total overhead will also increase. </text:span></text:p>
      <text:p text:style-name="P21"/>
      <text:p text:style-name="P23"><text:span text:style-name="T9"><text:tab/>We predict that for a procedure call with 0 parameters the overhead will simply consist of the jump to the procedure call, the store of the return address, the load back of that address, and finally the jump return to get back to the calling code. In our scenario, the return address should stay within the cash because it is a write through policy and because we are not doing anything useful within the procedure call, it should still be in the cache upon the jump return. </text:span></text:p>
      <text:p text:style-name="P23"/>
      <text:p text:style-name="P23"><text:span text:style-name="T9"><text:tab/>We thus predict the 0 parameter call to take about 5 cycles. Further, as you increase the number of parameters that are passed in this should result in an additional small overhead being added for each parameter. We estimate approximately 1-2 cycle for each additional parameter to be able to place the additional parameter in the calling stack. Finally, by using a double precision floating point type we are increasing the size/complexity of each parameter that we are passing in. This should require additional bits to be copied onto the calling stack, and as a result we would anticipate a slight increase in the overall overhead. We would also anticipate that even more complex data types, like structs, would incur an even steeper overhead cost. <text:s/>As shown below, our predictions line up very well with the overall overheads observed. </text:span></text:p>
      <text:p text:style-name="P23"><text:tab/></text:p>
      <text:p text:style-name="P2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text:span text:style-name="T10">T</text:span>ask</text:p>
          </table:table-cell>
          <table:table-cell table:style-name="Table2.A1" office:value-type="string">
            <text:p text:style-name="P4">Time (microseconds)</text:p>
          </table:table-cell>
          <table:table-cell table:style-name="Table2.A1" office:value-type="string">
            <text:p text:style-name="P4">Time (cycles)</text:p>
          </table:table-cell>
          <table:table-cell table:style-name="Table2.D1" office:value-type="string">
            <text:p text:style-name="P4">Standard Deviation</text:p>
          </table:table-cell>
        </table:table-row>
        <table:table-row>
          <table:table-cell table:style-name="Table2.A2" office:value-type="string">
            <text:p text:style-name="P9">Procedure Call: 0 Parameters </text:p>
          </table:table-cell>
          <table:table-cell table:style-name="Table2.A2" office:value-type="string">
            <text:p text:style-name="P4">.<text:span text:style-name="T10">00169 / .0018</text:span></text:p>
          </table:table-cell>
          <table:table-cell table:style-name="Table2.A2" office:value-type="string">
            <text:p text:style-name="P9">5.939 / 6.389</text:p>
          </table:table-cell>
          <table:table-cell table:style-name="Table2.D2" office:value-type="string">
            <text:p text:style-name="P10">3.6 E-6 / 1.316 E-6</text:p>
          </table:table-cell>
        </table:table-row>
        <table:table-row>
          <table:table-cell table:style-name="Table2.A2" office:value-type="string">
            <text:p text:style-name="P9">Procedure Call: 1 Parameters</text:p>
          </table:table-cell>
          <table:table-cell table:style-name="Table2.A2" office:value-type="string">
            <text:p text:style-name="P4">.<text:span text:style-name="T8">00186 / .0021</text:span></text:p>
          </table:table-cell>
          <table:table-cell table:style-name="Table2.A2" office:value-type="string">
            <text:p text:style-name="P9">6.52 / 6.558</text:p>
          </table:table-cell>
          <table:table-cell table:style-name="Table2.D2" office:value-type="string">
            <text:p text:style-name="P10">2.13 E-6 / 1.322 E-5</text:p>
          </table:table-cell>
        </table:table-row>
        <table:table-row>
          <table:table-cell table:style-name="Table2.A2" office:value-type="string">
            <text:p text:style-name="P9">Procedure Call: 2 Parameters</text:p>
          </table:table-cell>
          <table:table-cell table:style-name="Table2.A2" office:value-type="string">
            <text:p text:style-name="P4">.<text:span text:style-name="T10">002 / .0022</text:span></text:p>
          </table:table-cell>
          <table:table-cell table:style-name="Table2.A2" office:value-type="string">
            <text:p text:style-name="P9">7.324 / 7.337</text:p>
          </table:table-cell>
          <table:table-cell table:style-name="Table2.D2" office:value-type="string">
            <text:p text:style-name="P10">2.68 E-6 / 1.422 E-5</text:p>
          </table:table-cell>
        </table:table-row>
        <table:table-row>
          <table:table-cell table:style-name="Table2.A2" office:value-type="string">
            <text:p text:style-name="P9">Procedure Call: 3 Parameters</text:p>
          </table:table-cell>
          <table:table-cell table:style-name="Table2.A2" office:value-type="string">
            <text:p text:style-name="P4">.<text:span text:style-name="T10">0022 / <text:s/>.0024</text:span></text:p>
          </table:table-cell>
          <table:table-cell table:style-name="Table2.A2" office:value-type="string">
            <text:p text:style-name="P9">7.619 / 7.615</text:p>
          </table:table-cell>
          <table:table-cell table:style-name="Table2.D2" office:value-type="string">
            <text:p text:style-name="P10">4.14 E-5 / 1.642 E-5</text:p>
          </table:table-cell>
        </table:table-row>
        <table:table-row>
          <table:table-cell table:style-name="Table2.A2" office:value-type="string">
            <text:p text:style-name="P9">Procedure Call: 4 Parameters</text:p>
          </table:table-cell>
          <table:table-cell table:style-name="Table2.A2" office:value-type="string">
            <text:p text:style-name="P4">.<text:span text:style-name="T10">0025 / <text:s/>.0025</text:span></text:p>
          </table:table-cell>
          <table:table-cell table:style-name="Table2.A2" office:value-type="string">
            <text:p text:style-name="P9">8.797 / <text:span text:style-name="T12">8.502</text:span></text:p>
          </table:table-cell>
          <table:table-cell table:style-name="Table2.D2" office:value-type="string">
            <text:p text:style-name="P10">4.38 E-6 / 1.793 E-5</text:p>
          </table:table-cell>
        </table:table-row>
        <table:table-row>
          <table:table-cell table:style-name="Table2.A2" office:value-type="string">
            <text:p text:style-name="P9">Procedure Call: 5 Parameters</text:p>
          </table:table-cell>
          <table:table-cell table:style-name="Table2.A2" office:value-type="string">
            <text:p text:style-name="P4">.<text:span text:style-name="T10">00257 / .0028</text:span></text:p>
          </table:table-cell>
          <table:table-cell table:style-name="Table2.A2" office:value-type="string">
            <text:p text:style-name="P9">9.006 / <text:span text:style-name="T12">8.764</text:span></text:p>
          </table:table-cell>
          <table:table-cell table:style-name="Table2.D2" office:value-type="string">
            <text:p text:style-name="P10">2.96 E-6 / 1.728 E-5</text:p>
          </table:table-cell>
        </table:table-row>
        <table:table-row>
          <table:table-cell table:style-name="Table2.A2" office:value-type="string">
            <text:p text:style-name="P9">Procedure Call: 6 Parameters</text:p>
          </table:table-cell>
          <table:table-cell table:style-name="Table2.A2" office:value-type="string">
            <text:p text:style-name="P4">.<text:span text:style-name="T10">0028 / <text:s/>.003</text:span></text:p>
          </table:table-cell>
          <table:table-cell table:style-name="Table2.A2" office:value-type="string">
            <text:p text:style-name="P9">9.859 / <text:span text:style-name="T12">9.723</text:span></text:p>
          </table:table-cell>
          <table:table-cell table:style-name="Table2.D2" office:value-type="string">
            <text:p text:style-name="P10">2.82 E-5 / 1.897 E-5</text:p>
          </table:table-cell>
        </table:table-row>
        <table:table-row>
          <table:table-cell table:style-name="Table2.A2" office:value-type="string">
            <text:p text:style-name="P9">Procedure Call: 7 Parameters</text:p>
          </table:table-cell>
          <table:table-cell table:style-name="Table2.A2" office:value-type="string">
            <text:p text:style-name="P4">.<text:span text:style-name="T10">003 / .0032</text:span></text:p>
          </table:table-cell>
          <table:table-cell table:style-name="Table2.A2" office:value-type="string">
            <text:p text:style-name="P9">10.57 / <text:span text:style-name="T12">10.402</text:span></text:p>
          </table:table-cell>
          <table:table-cell table:style-name="Table2.D2" office:value-type="string">
            <text:p text:style-name="P10">3.15 E-5 / 1.419 E-5</text:p>
          </table:table-cell>
        </table:table-row>
      </table:table>
      <text:p text:style-name="P24">* <text:span text:style-name="T10">NOTE: The table is represented as &lt;statistic 1&gt; / &lt;statistic 2&gt;. This represents the overheads observed when using a Float type for statistic 1, and a Double for statistic 2.</text:span></text:p>
      <text:p text:style-name="P23"><text:span text:style-name="T11"/></text:p>
      <text:p text:style-name="P23"><text:soft-page-break/><text:span text:style-name="T9"><text:tab/>We speculate this is due to the detailed breakdown we did in our prediction and observation of the underlying hardware/software implementations. One interesting trend that we see is the Double parameter type starts off being a larger overhead, but as the number of parameters increases this is actually reversed and the Double procedures end up incurring less of an overhead than their float counterparts. We speculate that this is due to our machine being a 64-bit architecture and consequently the 64 bit parameters are scheduled more efficiently than the 32 bit parameters. </text:span></text:p>
      <text:p text:style-name="P18"/>
      <text:p text:style-name="P18"><text:tab/><text:span text:style-name="T13">We are confident in our analysis, but one additional thing that could be tested would varying the parameter types even further to understand how the complexity of the data type is effecting the overhead of the overall procedure call. </text:span></text:p>
      <text:p text:style-name="P18"/>
      <text:p text:style-name="P26"><text:span text:style-name="T5">System Calls</text:span><text:span text:style-name="T2"><text:tab/></text:span></text:p>
      <text:p text:style-name="P25"><text:span text:style-name="T7"><text:tab/></text:span>Vital <text:span text:style-name="T14">components</text:span> of many <text:span text:style-name="T14">programs, functions, and code in general will either directly or indirectly make use of a system call. To measure the overhead associated with this we will analyze 3 minimal system calls of time, getPid, and open. The first two are about as basic of system calls as you can get, and the last – open, is a bit more complicated as it must first resolve the file descriptor and could cause slow down due to buffers. We predict the system calls to themselves to resolve in short order, taking a couple of cycles to complete. Even though the open system call could have some possible dependencies that would need to be resolved, we expect these all to be able to complete under 20 cycles, with the time and getPid system calls resolving much faster, probably closer to 5-10 cycles. Note that with system calls some operating systems will cache the results and as a direct result skew our overhead measurements. Thus, we need to perform idempotent system calls such as getPid to prevent this issue from arising. </text:span></text:p>
      <text:p text:style-name="P25"/>
      <text:p text:style-name="P25"><text:tab/><text:span text:style-name="T14">To measure the overhead associated with these system calls we wrap the system call with a timer to measure the amount of time to complete the system call. Within the actual test we only call one function call at a time, and then run each test 1,000,000 times to determine the average and standard deviations. If there are any obvious outliers to the data we discard them. </text:span></text:p>
      <text:p text:style-name="P25"/>
      <text:p text:style-name="P26"><text:span text:style-name="T13"><text:tab/>The predictions for time and getPid were spot on, however the prediciton of 20 cycles for the open was not even close the our observed average of 1,389 cycles. This must be because the open call is page faulting, causing the system call to invoke the fault handler which is then in turn going out to main memory to service the fault. The 1,389 agrees with this analysis. The following table shows our observed data. </text:span></text:p>
      <text:p text:style-name="P26"/>
      <text:p text:style-name="P27"/>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5">Task</text:p>
          </table:table-cell>
          <table:table-cell table:style-name="Table3.A1" office:value-type="string">
            <text:p text:style-name="P5">Time (microseconds)</text:p>
          </table:table-cell>
          <table:table-cell table:style-name="Table3.A1" office:value-type="string">
            <text:p text:style-name="P5">Time (cycles)</text:p>
          </table:table-cell>
          <table:table-cell table:style-name="Table3.D1" office:value-type="string">
            <text:p text:style-name="P5">Standard</text:p>
            <text:p text:style-name="P5">Deviation</text:p>
          </table:table-cell>
        </table:table-row>
        <table:table-row>
          <table:table-cell table:style-name="Table3.A2" office:value-type="string">
            <text:p text:style-name="P11">System Call: time</text:p>
          </table:table-cell>
          <table:table-cell table:style-name="Table3.A2" office:value-type="string">
            <text:p text:style-name="P5">.<text:span text:style-name="T15">00318</text:span></text:p>
          </table:table-cell>
          <table:table-cell table:style-name="Table3.A2" office:value-type="string">
            <text:p text:style-name="P11">11.146</text:p>
          </table:table-cell>
          <table:table-cell table:style-name="Table3.D2" office:value-type="string">
            <text:p text:style-name="P11">1.42 E-5</text:p>
          </table:table-cell>
        </table:table-row>
        <table:table-row>
          <table:table-cell table:style-name="Table3.A2" office:value-type="string">
            <text:p text:style-name="P11">System Call: getPid</text:p>
          </table:table-cell>
          <table:table-cell table:style-name="Table3.A2" office:value-type="string">
            <text:p text:style-name="P5">.<text:span text:style-name="T15">00344</text:span></text:p>
          </table:table-cell>
          <table:table-cell table:style-name="Table3.A2" office:value-type="string">
            <text:p text:style-name="P11">12.055</text:p>
          </table:table-cell>
          <table:table-cell table:style-name="Table3.D2" office:value-type="string">
            <text:p text:style-name="P11">6.19 E-6</text:p>
          </table:table-cell>
        </table:table-row>
        <table:table-row>
          <table:table-cell table:style-name="Table3.A2" office:value-type="string">
            <text:p text:style-name="P11">System Call: open</text:p>
          </table:table-cell>
          <table:table-cell table:style-name="Table3.A2" office:value-type="string">
            <text:p text:style-name="P5">.<text:span text:style-name="T15">39713</text:span></text:p>
          </table:table-cell>
          <table:table-cell table:style-name="Table3.A2" office:value-type="string">
            <text:p text:style-name="P11">1389.99</text:p>
          </table:table-cell>
          <table:table-cell table:style-name="Table3.D2" office:value-type="string">
            <text:p text:style-name="P8">4.65 <text:span text:style-name="T15">E-3</text:span></text:p>
          </table:table-cell>
        </table:table-row>
      </table:table>
      <text:p text:style-name="P27"/>
      <text:p text:style-name="P28"><text:span text:style-name="T6">Task Creation Time</text:span></text:p>
      <text:p text:style-name="P28"><text:tab/>For this experiment, we were asked to determine the overhead of creating (a) a process and (b) a kernel thread. To measure the overhead of creating a new process, we call the fork() function and <text:soft-page-break/>measure the time consumed from the time it was called until the time it returned. In order to get accurate measurements, we implemented a loop that forks 1000 processes, measured the overall time and then divided by 1000 to get the overhead of a single fork() call. The newly-spawned processes simply returned without doing anything.</text:p>
      <text:p text:style-name="P28"/>
      <text:p text:style-name="P28"><text:tab/>In the case of thread creation overhead, we followed a similar approach, where in a loop we spawn 100K threads. Each thread is asked to execute a function that simply returns and kills the thread. Following the spawn-and-kill approach in both the process and thread creation overhead measurements, we ensure that we isolate the required measurement without introducing more overhead.</text:p>
      <text:p text:style-name="P28"/>
      <text:p text:style-name="P28"><text:tab/>When creating a new process, the processor creates a copy of the parent's address space while in the case of spawning a new thread, the parent process's address space is shared. Assuming that the new thread will run on the same core as its parent, there is no need for memory transfer. Consequently, we estimate that a thread's creation will have significantly less overhead that creating a new process. And since memory operations take place in this process, we estimate the overhead difference to be in the order of hundreds of clock cycles.</text:p>
      <text:p text:style-name="P28"/>
      <text:p text:style-name="P28"><text:tab/>As mentioned earlier in this section, the two benchmarks were ran 100 times each, with disabled frequency scaling (set to 3.5 GHz) and we also ensured that the benchmarks are only using one cpu. In this section, we report the average time in microseconds, the average time in clock cycles and the standard deviation of our measurements.</text:p>
      <text:p text:style-name="P28"/>
      <table:table table:name="TaskCreation" table:style-name="TaskCreation">
        <table:table-column table:style-name="TaskCreation.A"/>
        <table:table-column table:style-name="TaskCreation.B" table:number-columns-repeated="2"/>
        <table:table-column table:style-name="TaskCreation.D"/>
        <table:table-row>
          <table:table-cell table:style-name="TaskCreation.A1" office:value-type="string">
            <text:p text:style-name="P6">Task</text:p>
          </table:table-cell>
          <table:table-cell table:style-name="TaskCreation.A1" office:value-type="string">
            <text:p text:style-name="P6">Time (microseconds)</text:p>
          </table:table-cell>
          <table:table-cell table:style-name="TaskCreation.A1" office:value-type="string">
            <text:p text:style-name="P6">Time (cycles)</text:p>
          </table:table-cell>
          <table:table-cell table:style-name="TaskCreation.D1" office:value-type="string">
            <text:p text:style-name="P6">Standard</text:p>
            <text:p text:style-name="P6">Deviation</text:p>
          </table:table-cell>
        </table:table-row>
        <table:table-row>
          <table:table-cell table:style-name="TaskCreation.A2" office:value-type="string">
            <text:p text:style-name="P6">Process Creation</text:p>
          </table:table-cell>
          <table:table-cell table:style-name="TaskCreation.A2" office:value-type="string">
            <text:p text:style-name="P6">20.33</text:p>
          </table:table-cell>
          <table:table-cell table:style-name="TaskCreation.A2" office:value-type="string">
            <text:p text:style-name="P6">71146</text:p>
          </table:table-cell>
          <table:table-cell table:style-name="TaskCreation.D2" office:value-type="string">
            <text:p text:style-name="P6">3.171</text:p>
          </table:table-cell>
        </table:table-row>
        <table:table-row>
          <table:table-cell table:style-name="TaskCreation.A2" office:value-type="string">
            <text:p text:style-name="P6">Kernel Thread Creation</text:p>
          </table:table-cell>
          <table:table-cell table:style-name="TaskCreation.A2" office:value-type="string">
            <text:p text:style-name="P6">7.37</text:p>
          </table:table-cell>
          <table:table-cell table:style-name="TaskCreation.A2" office:value-type="string">
            <text:p text:style-name="P6">25805</text:p>
          </table:table-cell>
          <table:table-cell table:style-name="TaskCreation.D2" office:value-type="string">
            <text:p text:style-name="P6">0.164</text:p>
          </table:table-cell>
        </table:table-row>
      </table:table>
      <text:p text:style-name="P28"/>
      <text:p text:style-name="P28"><text:tab/>Based on our measurements, it is obvious that spawning a new thread incurs significantly less overhead than creating a new process. However, we estimated the difference to be in the order of hundreds of cycles, while in fact it's an order of magnitude higher. Process creation incurs roughly three times the overhead of spawning a thread. We estimate that the reason for this overhead is the memory transfers and the required book-keeping by the operating system.</text:p>
      <text:p text:style-name="P28"/>
      <text:p text:style-name="P29"><text:span text:style-name="T16"><text:tab/>From our results, we can also observe very high standard deviation in our measurements regarding processes. We estimate that the memory hierarchy probably has an impact on this. Since memory transfers are introduced, whether or not the data is in the processor's cache can have significant impact on the overhead.</text:span></text:p>
      <text:p text:style-name="P28"><text:span text:style-name="T6"/></text:p>
      <text:p text:style-name="P28"><text:span text:style-name="T6">Context Switch Time</text:span><text:span text:style-name="T2"><text:tab/></text:span></text:p>
      <text:p text:style-name="P28"><text:tab/>This experiment measures the overhead of a context switch between two processes and between two threads. This experiment proved to be more challenging than the rest, since we had to figure out some methodology in order to enforce a context switch in the processor. </text:p>
      <text:p text:style-name="P28"/>
      <text:p text:style-name="P28"><text:tab/>To overcome this challenge, we used blocking pipes. To measure the overhead of a process's context switch, first we fork a new process and create two pipes for p<text:span text:style-name="T16">r</text:span>inter-process communication. <text:soft-page-break/><text:span text:style-name="T16">Afterward</text:span>, the parent process sends one byte of data through a pipe and then waits to read from the second pipe. Similarly, the child process first reads the data in the first pipe and then transmits one byte through the second pipe. In our benchmark, this process was repeated 100 times in a loop, in order to get more accurate results.</text:p>
      <text:p text:style-name="P28"/>
      <text:p text:style-name="P28"><text:tab/>The instruction that reads from a pipe is blocking, meaning that a process will stall until data is available for reading. By blocking one process, the processor immediately switches context to the other process. As mentioned, we forced the program to only use one of the eight threads our cpu supports, essentially ensuring that the second process will not start executing in parallel in some distant thread/core.</text:p>
      <text:p text:style-name="P28"/>
      <text:p text:style-name="P28"><text:tab/>To measure the context switch overhead of two kernel threads, we followed the same strategy with blocking pipes. Two child threads were spawned. Each thread was given its own function to execute. The two functions essentially implemented the same pipe-communication as <text:span text:style-name="T18">before</text:span>. Again, the benchmark was executed on a single thread with the use of the taskset instruction.</text:p>
      <text:p text:style-name="P28"/>
      <text:p text:style-name="P28"><text:tab/>To provide an estimation on the context switching overhead, we need to consider what happens during a context switch. In the case of a process context switch, the processor needs to copy all the necessary registers (for example the program counter) in memory, in order to be able to resume operation later. However, when the context switch is between two threads of the same process, the processor does not need to “backup” anything, since the threads are sharing the process's address space. Based on the hardware's different approach to each “version” of context switching, we estimate that the memory transactions required will once more introduce higher overhead in the order of thousands of clock cycles for the process context switch compared to the thread's context switch. <text:span text:style-name="T18">T</text:span>he following table presents the obtained measurements:</text:p>
      <text:p text:style-name="P28"/>
      <table:table table:name="Table4" table:style-name="Table4">
        <table:table-column table:style-name="Table4.A" table:number-columns-repeated="3"/>
        <table:table-column table:style-name="Table4.D"/>
        <table:table-row>
          <table:table-cell table:style-name="Table4.A1" office:value-type="string">
            <text:p text:style-name="P6">Context Switch</text:p>
          </table:table-cell>
          <table:table-cell table:style-name="Table4.A1" office:value-type="string">
            <text:p text:style-name="P6">Time (microseconds)</text:p>
          </table:table-cell>
          <table:table-cell table:style-name="Table4.A1" office:value-type="string">
            <text:p text:style-name="P6">Time (cycles)</text:p>
          </table:table-cell>
          <table:table-cell table:style-name="Table4.D1" office:value-type="string">
            <text:p text:style-name="P6">Standard Deviation</text:p>
          </table:table-cell>
        </table:table-row>
        <table:table-row>
          <table:table-cell table:style-name="Table4.A2" office:value-type="string">
            <text:p text:style-name="P6">Process</text:p>
          </table:table-cell>
          <table:table-cell table:style-name="Table4.A2" office:value-type="string">
            <text:p text:style-name="P6">4.57</text:p>
          </table:table-cell>
          <table:table-cell table:style-name="Table4.A2" office:value-type="string">
            <text:p text:style-name="P6">15985</text:p>
          </table:table-cell>
          <table:table-cell table:style-name="Table4.D2" office:value-type="string">
            <text:p text:style-name="P6">0.714</text:p>
          </table:table-cell>
        </table:table-row>
        <table:table-row>
          <table:table-cell table:style-name="Table4.A2" office:value-type="string">
            <text:p text:style-name="P6">Kernel Thread</text:p>
          </table:table-cell>
          <table:table-cell table:style-name="Table4.A2" office:value-type="string">
            <text:p text:style-name="P6">2.4</text:p>
          </table:table-cell>
          <table:table-cell table:style-name="Table4.A2" office:value-type="string">
            <text:p text:style-name="P6">8422</text:p>
          </table:table-cell>
          <table:table-cell table:style-name="Table4.D2" office:value-type="string">
            <text:p text:style-name="P6">0.27</text:p>
          </table:table-cell>
        </table:table-row>
      </table:table>
      <text:p text:style-name="P2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d7c9b"/>
    </style:style>
    <style:style style:name="MT1" style:family="text">
      <style:text-properties officeooo:rsid="001d7c9b"/>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CSE 221 – Winter '14<text:tab/><text:tab/> <text:s/></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Wasmundt</meta:initial-creator>
    <meta:creation-date>2014-01-27T12:37:17</meta:creation-date>
    <dc:date>2014-01-28T01:58:11.850000000</dc:date>
    <meta:editing-duration>PT8H56S</meta:editing-duration>
    <meta:editing-cycles>15</meta:editing-cycles>
    <meta:generator>LibreOffice/4.1.4.2$Windows_x86 LibreOffice_project/0a0440ccc0227ad9829de5f46be37cfb6edcf72</meta:generator>
    <meta:document-statistic meta:table-count="5" meta:image-count="0" meta:object-count="0" meta:page-count="8" meta:paragraph-count="186" meta:word-count="3245" meta:character-count="19429" meta:non-whitespace-character-count="16319"/>
  </office:meta>
</office:document-meta>
</file>